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row>
                <mo fence="true" stretchy="false">(</mo>
                <mrow>
                  <msup>
                    <mi>x</mi>
                    <mi>r</mi>
                  </msup>
                </mrow>
                <mo fence="true" stretchy="false">)</mo>
              </mrow>
              <mi>'</mi>
            </mrow>
            <mo stretchy="false">=</mo>
            <mrow>
              <mi>r</mi>
              <mo stretchy="false">∗</mo>
              <msup>
                <mi>x</mi>
                <mrow>
                  <mi>r</mi>
                  <mo stretchy="false">−</mo>
                  <mn>1</mn>
                </mrow>
              </msup>
            </mrow>
          </mrow>
        </mtd>
      </mtr>
      <mtr>
        <mtd>
          <mrow/>
        </mtd>
      </mtr>
      <mtr>
        <mtd>
          <mrow>
            <mo stretchy="false">⇒</mo>
            <mrow>
              <mfrac>
                <mrow>
                  <mrow>
                    <mo fence="true" stretchy="false">(</mo>
                    <mrow>
                      <msup>
                        <mi>x</mi>
                        <mi>r</mi>
                      </msup>
                    </mrow>
                    <mo fence="true" stretchy="false">)</mo>
                  </mrow>
                  <mi>'</mi>
                </mrow>
                <mi>r</mi>
              </mfrac>
              <mo stretchy="false">=</mo>
              <msup>
                <mi>x</mi>
                <mrow>
                  <mi>r</mi>
                  <mo stretchy="false">−</mo>
                  <mn>1</mn>
                </mrow>
              </msup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o stretchy="false">∫</mo>
                  <mfrac>
                    <mrow>
                      <mrow>
                        <mo fence="true" stretchy="false">(</mo>
                        <mrow>
                          <msup>
                            <mi>x</mi>
                            <mi>r</mi>
                          </msup>
                        </mrow>
                        <mo fence="true" stretchy="false">)</mo>
                      </mrow>
                      <mi>'</mi>
                    </mrow>
                    <mi>r</mi>
                  </mfrac>
                </mrow>
                <mo stretchy="false">∗</mo>
                <mi mathvariant="italic">dx</mi>
              </mrow>
              <mo stretchy="false">=</mo>
              <mrow>
                <mrow>
                  <mo stretchy="false">∫</mo>
                  <msup>
                    <mi>x</mi>
                    <mrow>
                      <mi>r</mi>
                      <mo stretchy="false">−</mo>
                      <mn>1</mn>
                    </mrow>
                  </msup>
                </mrow>
                <mo stretchy="false">∗</mo>
                <mi mathvariant="italic">dx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frac>
                  <msup>
                    <mi>x</mi>
                    <mi>r</mi>
                  </msup>
                  <mi>r</mi>
                </mfrac>
                <mo stretchy="false">+</mo>
                <mi>C</mi>
              </mrow>
              <mo stretchy="false">=</mo>
              <mrow>
                <mrow>
                  <mo stretchy="false">∫</mo>
                  <msup>
                    <mi>x</mi>
                    <mrow>
                      <mi>r</mi>
                      <mo stretchy="false">−</mo>
                      <mn>1</mn>
                    </mrow>
                  </msup>
                </mrow>
                <mo stretchy="false">∗</mo>
                <mi mathvariant="italic">dx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frac>
                  <msup>
                    <mi>x</mi>
                    <mrow>
                      <mi>r</mi>
                      <mo stretchy="false">+</mo>
                      <mn>1</mn>
                    </mrow>
                  </msup>
                  <mrow>
                    <mi>r</mi>
                    <mo stretchy="false">+</mo>
                    <mn>1</mn>
                  </mrow>
                </mfrac>
                <mo stretchy="false">+</mo>
                <mi>C</mi>
              </mrow>
              <mo stretchy="false">=</mo>
              <mrow>
                <mrow>
                  <mo stretchy="false">∫</mo>
                  <msup>
                    <mi>x</mi>
                    <mi>r</mi>
                  </msup>
                </mrow>
                <mo stretchy="false">∗</mo>
                <mi mathvariant="italic">dx</mi>
              </mrow>
            </mrow>
          </mrow>
        </mtd>
      </mtr>
    </mtable>
    <annotation encoding="StarMath 5.0">{( x^r )'} =r *x^{r-1}
newline
newline
drarrow {( x^r )'} over r =x^{r-1}
newline
newline
drarrow int {{( x^r )'} over r}*dx =int x^{r-1}*dx
newline
newline
drarrow x^r over r + C =int x^{r-1}*dx
newline
newline
drarrow x^{r+1} over {r+1} + C =int x^r*dx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9:14:03.371485665</meta:creation-date>
    <dc:date>2020-05-08T19:22:38.370277367</dc:date>
    <meta:editing-duration>PT8M35S</meta:editing-duration>
    <meta:editing-cycles>1</meta:editing-cycles>
    <meta:generator>LibreOffice/6.4.3.2$Linux_X86_64 LibreOffice_project/40$Build-2</meta:generator>
  </office:meta>
</office:document-meta>
</file>